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16pt" style:font-size-asian="16pt" style:font-size-complex="16pt"/>
    </style:style>
    <style:style style:name="P2" style:parent-style-name="Standard" style:family="paragraph">
      <style:text-properties fo:font-size="16pt" style:font-size-asian="16pt" style:font-size-complex="16pt"/>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TableColumn12" style:family="table-column">
      <style:table-column-properties style:column-width="2.1388in"/>
    </style:style>
    <style:style style:name="TableColumn13" style:family="table-column">
      <style:table-column-properties style:column-width="1.2916in"/>
    </style:style>
    <style:style style:name="TableColumn14" style:family="table-column">
      <style:table-column-properties style:column-width="1.7222in"/>
    </style:style>
    <style:style style:name="TableColumn15" style:family="table-column">
      <style:table-column-properties style:column-width="1.7222in"/>
    </style:style>
    <style:style style:name="Table11" style:family="table">
      <style:table-properties style:width="6.875in" fo:margin-left="0in" table:align="left"/>
    </style:style>
    <style:style style:name="TableRow16" style:family="table-row">
      <style:table-row-properties style:min-row-height="1.3486in"/>
    </style:style>
    <style:style style:name="TableCell17"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18" style:parent-style-name="Normal" style:family="paragraph">
      <style:paragraph-properties style:vertical-align="auto"/>
      <style:text-properties fo:hyphenate="true"/>
    </style:style>
    <style:style style:name="T19" style:parent-style-name="DefaultParagraphFont" style:family="text">
      <style:text-properties style:font-name="Arial" style:font-name-asian="Times New Roman" style:font-name-complex="Arial" fo:font-weight="bold" style:font-weight-asian="bold" style:font-weight-complex="bold" fo:color="#FFFFFF" style:letter-kerning="true" fo:font-size="13pt" style:font-size-asian="13pt" style:font-size-complex="13pt" style:language-asian="en" style:country-asian="GB" style:language-complex="ar" style:country-complex="SA"/>
    </style:style>
    <style:style style:name="TableCell20"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21" style:parent-style-name="Normal" style:family="paragraph">
      <style:paragraph-properties style:vertical-align="auto"/>
      <style:text-properties fo:hyphenate="true"/>
    </style:style>
    <style:style style:name="T22" style:parent-style-name="DefaultParagraphFont" style:family="text">
      <style:text-properties style:font-name="Arial" style:font-name-asian="Times New Roman" style:font-name-complex="Arial" fo:font-weight="bold" style:font-weight-asian="bold" style:font-weight-complex="bold" fo:color="#FFFFFF" style:letter-kerning="true" fo:font-size="13pt" style:font-size-asian="13pt" style:font-size-complex="13pt" style:language-asian="en" style:country-asian="GB" style:language-complex="ar" style:country-complex="SA"/>
    </style:style>
    <style:style style:name="TableCell23"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24" style:parent-style-name="Normal" style:family="paragraph">
      <style:paragraph-properties style:vertical-align="auto"/>
      <style:text-properties fo:hyphenate="true"/>
    </style:style>
    <style:style style:name="T25" style:parent-style-name="DefaultParagraphFont" style:family="text">
      <style:text-properties style:font-name="Arial" style:font-name-asian="Times New Roman" style:font-name-complex="Arial" fo:font-weight="bold" style:font-weight-asian="bold" style:font-weight-complex="bold" fo:color="#FFFFFF" style:letter-kerning="true" fo:font-size="13pt" style:font-size-asian="13pt" style:font-size-complex="13pt" style:language-asian="en" style:country-asian="GB" style:language-complex="ar" style:country-complex="SA"/>
    </style:style>
    <style:style style:name="TableCell26"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27" style:parent-style-name="Normal" style:family="paragraph">
      <style:paragraph-properties style:vertical-align="auto"/>
      <style:text-properties fo:hyphenate="true"/>
    </style:style>
    <style:style style:name="T28" style:parent-style-name="DefaultParagraphFont" style:family="text">
      <style:text-properties style:font-name="Arial" style:font-name-asian="Times New Roman" style:font-name-complex="Arial" fo:font-weight="bold" style:font-weight-asian="bold" style:font-weight-complex="bold" fo:color="#FFFFFF" style:letter-kerning="true" fo:font-size="13pt" style:font-size-asian="13pt" style:font-size-complex="13pt" style:language-asian="en" style:country-asian="GB" style:language-complex="ar" style:country-complex="SA"/>
    </style:style>
    <style:style style:name="TableRow29" style:family="table-row">
      <style:table-row-properties style:min-row-height="0.9937in"/>
    </style:style>
    <style:style style:name="TableCell30"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31" style:parent-style-name="Normal" style:family="paragraph">
      <style:paragraph-properties style:vertical-align="auto"/>
      <style:text-properties fo:hyphenate="true"/>
    </style:style>
    <style:style style:name="T32"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33"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34"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35"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36"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37" style:parent-style-name="Normal" style:family="paragraph">
      <style:paragraph-properties style:vertical-align="auto"/>
      <style:text-properties fo:hyphenate="true"/>
    </style:style>
    <style:style style:name="T38"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39"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40" style:parent-style-name="Normal" style:family="paragraph">
      <style:paragraph-properties style:vertical-align="auto"/>
      <style:text-properties fo:hyphenate="true"/>
    </style:style>
    <style:style style:name="T41"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42"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43"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44" style:parent-style-name="Normal" style:family="paragraph">
      <style:paragraph-properties style:vertical-align="auto"/>
      <style:text-properties fo:hyphenate="true"/>
    </style:style>
    <style:style style:name="T45"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46"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47"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48"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49"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50"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51"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Row52" style:family="table-row">
      <style:table-row-properties style:min-row-height="0.8034in"/>
    </style:style>
    <style:style style:name="TableCell53" style:family="table-cell">
      <style:table-cell-properties fo:border="0.0138in solid #FFFFFF" fo:background-color="#F9F9F9" style:writing-mode="lr-tb" fo:padding-top="0.0236in" fo:padding-left="0.0465in" fo:padding-bottom="0.0236in" fo:padding-right="0.0465in"/>
    </style:style>
    <style:style style:name="P54" style:parent-style-name="Normal" style:family="paragraph">
      <style:paragraph-properties style:vertical-align="auto"/>
      <style:text-properties fo:hyphenate="true"/>
    </style:style>
    <style:style style:name="T55"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56"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57"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58"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59" style:family="table-cell">
      <style:table-cell-properties fo:border="0.0138in solid #FFFFFF" fo:background-color="#F9F9F9" style:writing-mode="lr-tb" fo:padding-top="0.0236in" fo:padding-left="0.0465in" fo:padding-bottom="0.0236in" fo:padding-right="0.0465in"/>
    </style:style>
    <style:style style:name="P60" style:parent-style-name="Normal" style:family="paragraph">
      <style:paragraph-properties style:vertical-align="auto"/>
      <style:text-properties fo:hyphenate="true"/>
    </style:style>
    <style:style style:name="T61"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62"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63"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64" style:family="table-cell">
      <style:table-cell-properties fo:border="0.0138in solid #FFFFFF" fo:background-color="#F9F9F9" style:writing-mode="lr-tb" fo:padding-top="0.0236in" fo:padding-left="0.0465in" fo:padding-bottom="0.0236in" fo:padding-right="0.0465in"/>
    </style:style>
    <style:style style:name="P65" style:parent-style-name="Normal" style:family="paragraph">
      <style:paragraph-properties style:vertical-align="auto"/>
      <style:text-properties fo:hyphenate="true"/>
    </style:style>
    <style:style style:name="T66"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67"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68" style:family="table-cell">
      <style:table-cell-properties fo:border="0.0138in solid #FFFFFF" fo:background-color="#F9F9F9" style:writing-mode="lr-tb" fo:padding-top="0.0236in" fo:padding-left="0.0465in" fo:padding-bottom="0.0236in" fo:padding-right="0.0465in"/>
    </style:style>
    <style:style style:name="P69" style:parent-style-name="Normal" style:family="paragraph">
      <style:paragraph-properties style:vertical-align="auto"/>
      <style:text-properties fo:hyphenate="true"/>
    </style:style>
    <style:style style:name="T70"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71"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72"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73"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74"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75"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76"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77"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78"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79"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80"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81"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82"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Row83" style:family="table-row">
      <style:table-row-properties style:min-row-height="1.3333in"/>
    </style:style>
    <style:style style:name="TableCell84" style:family="table-cell">
      <style:table-cell-properties fo:border="0.0138in solid #FFFFFF" fo:background-color="#F2F2F2" style:writing-mode="lr-tb" fo:padding-top="0.0236in" fo:padding-left="0.0465in" fo:padding-bottom="0.0236in" fo:padding-right="0.0465in"/>
    </style:style>
    <style:style style:name="P85" style:parent-style-name="Normal" style:family="paragraph">
      <style:paragraph-properties style:vertical-align="auto"/>
      <style:text-properties fo:hyphenate="true"/>
    </style:style>
    <style:style style:name="T86"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87"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88"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89"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90" style:family="table-cell">
      <style:table-cell-properties fo:border="0.0138in solid #FFFFFF" fo:background-color="#F2F2F2" style:writing-mode="lr-tb" fo:padding-top="0.0236in" fo:padding-left="0.0465in" fo:padding-bottom="0.0236in" fo:padding-right="0.0465in"/>
    </style:style>
    <style:style style:name="P91" style:parent-style-name="Normal" style:family="paragraph">
      <style:paragraph-properties style:vertical-align="auto"/>
      <style:text-properties fo:hyphenate="true"/>
    </style:style>
    <style:style style:name="T92"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93"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94"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95" style:family="table-cell">
      <style:table-cell-properties fo:border="0.0138in solid #FFFFFF" fo:background-color="#F2F2F2" style:writing-mode="lr-tb" fo:padding-top="0.0236in" fo:padding-left="0.0465in" fo:padding-bottom="0.0236in" fo:padding-right="0.0465in"/>
    </style:style>
    <style:style style:name="P96" style:parent-style-name="Normal" style:family="paragraph">
      <style:paragraph-properties style:vertical-align="auto"/>
      <style:text-properties fo:hyphenate="true"/>
    </style:style>
    <style:style style:name="T97"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98"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99"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00"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01"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02"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03"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104" style:family="table-cell">
      <style:table-cell-properties fo:border="0.0138in solid #FFFFFF" fo:background-color="#F2F2F2" style:writing-mode="lr-tb" fo:padding-top="0.0236in" fo:padding-left="0.0465in" fo:padding-bottom="0.0236in" fo:padding-right="0.0465in"/>
    </style:style>
    <style:style style:name="P105" style:parent-style-name="Normal" style:family="paragraph">
      <style:paragraph-properties style:vertical-align="auto"/>
      <style:text-properties fo:hyphenate="true"/>
    </style:style>
    <style:style style:name="T106"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07"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08"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09"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Row110" style:family="table-row">
      <style:table-row-properties style:min-row-height="0.8506in"/>
    </style:style>
    <style:style style:name="TableCell111" style:family="table-cell">
      <style:table-cell-properties fo:border="0.0138in solid #FFFFFF" fo:background-color="#F9F9F9" style:writing-mode="lr-tb" fo:padding-top="0.0236in" fo:padding-left="0.0465in" fo:padding-bottom="0.0236in" fo:padding-right="0.0465in"/>
    </style:style>
    <style:style style:name="P112" style:parent-style-name="Normal" style:family="paragraph">
      <style:paragraph-properties style:vertical-align="auto"/>
      <style:text-properties fo:hyphenate="true"/>
    </style:style>
    <style:style style:name="T113"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14"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15"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16"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17"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18"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19"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20"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21"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22"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123" style:family="table-cell">
      <style:table-cell-properties fo:border="0.0138in solid #FFFFFF" fo:background-color="#F9F9F9" style:writing-mode="lr-tb" fo:padding-top="0.0236in" fo:padding-left="0.0465in" fo:padding-bottom="0.0236in" fo:padding-right="0.0465in"/>
    </style:style>
    <style:style style:name="P124" style:parent-style-name="Normal" style:family="paragraph">
      <style:paragraph-properties style:vertical-align="auto"/>
      <style:text-properties fo:hyphenate="true"/>
    </style:style>
    <style:style style:name="T125"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126" style:family="table-cell">
      <style:table-cell-properties fo:border="0.0138in solid #FFFFFF" fo:background-color="#F9F9F9" style:writing-mode="lr-tb" fo:padding-top="0.0236in" fo:padding-left="0.0465in" fo:padding-bottom="0.0236in" fo:padding-right="0.0465in"/>
    </style:style>
    <style:style style:name="P127" style:parent-style-name="Normal" style:family="paragraph">
      <style:paragraph-properties style:vertical-align="auto"/>
      <style:text-properties fo:hyphenate="true"/>
    </style:style>
    <style:style style:name="T128"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29"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30"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31"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32"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33"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34"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35"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36"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137"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style:style style:name="TableCell138" style:family="table-cell">
      <style:table-cell-properties fo:border="0.0138in solid #FFFFFF" fo:background-color="#F9F9F9" style:writing-mode="lr-tb" fo:padding-top="0.0236in" fo:padding-left="0.0465in" fo:padding-bottom="0.0236in" fo:padding-right="0.0465in"/>
    </style:style>
    <style:style style:name="P139" style:parent-style-name="Normal" style:family="paragraph">
      <style:paragraph-properties style:vertical-align="auto"/>
      <style:text-properties fo:hyphenate="true"/>
    </style:style>
    <style:style style:name="T140" style:parent-style-name="DefaultParagraphFont" style:family="text">
      <style:text-properties style:font-name="Arial" style:font-name-asian="Times New Roman" style:font-name-complex="Arial" fo:color="#000000" style:letter-kerning="true" fo:font-size="13pt" style:font-size-asian="13pt" style:font-size-complex="13pt" style:language-asian="en" style:country-asian="GB" style:language-complex="ar" style:country-complex="SA"/>
    </style:style>
  </office:automatic-styles>
  <office:body>
    <office:text text:use-soft-page-breaks="true">
      <text:p text:style-name="P1">Experiments and Evaluation – target: 4000</text:p>
      <text:p text:style-name="P2"/>
      <text:p text:style-name="Standard">To key to a successful scientific report is covering:</text:p>
      <text:list text:style-name="LFO1" text:continue-numbering="true">
        <text:list-item>
          <text:p text:style-name="P3">The project title</text:p>
        </text:list-item>
        <text:list-item>
          <text:p text:style-name="P4">aim of an experiment</text:p>
        </text:list-item>
        <text:list-item>
          <text:p text:style-name="P5">Hypothesis</text:p>
        </text:list-item>
        <text:list-item>
          <text:p text:style-name="P6">an introduction to the relevant background theory</text:p>
        </text:list-item>
        <text:list-item>
          <text:p text:style-name="P7">Methods used</text:p>
        </text:list-item>
        <text:list-item>
          <text:p text:style-name="P8">Results</text:p>
        </text:list-item>
        <text:list-item>
          <text:p text:style-name="P9">A discussion of results</text:p>
        </text:list-item>
        <text:list-item>
          <text:p text:style-name="P10">Lastly, a conclusion</text:p>
        </text:list-item>
      </text:list>
      <text:p text:style-name="Standard">This aim of a scientific paper is to allow readers to understand an experiment without doing the experiment themselves.</text:p>
      <text:p text:style-name="Standard"/>
      <text:p text:style-name="Standard">In addition, scientific reports give others the opportunity to check the methodology of an experiment to ensure the validity of the results.</text:p>
      <text:p text:style-name="Standard">The format of a scientific report Is typically as follows, <text:s/>writing the introduction, aim and hypothesis comes before performing the experiment, the results are recorded during the experiment and the discussion and conclusion are completed after the experiment.</text:p>
      <text:p text:style-name="Standard"/>
      <text:p text:style-name="Standard">The project title: Designing an autonomous drone infrastructure for surveillance with facial recognition.</text:p>
      <text:p text:style-name="Standard"/>
      <text:p text:style-name="Standard">Facial recognition software is seasoned software that allows a computer algorithm to pick put specific distinctive details in a person’s face. These details i.e., distance between the eyes and shape of the chin are then converted into a mathematical representation and compared to data on other faces collected in a face recognition database. <text:s/>Drone technology has similarly been around for a long time and has experienced many designs and changes that are purposeful. Drones can be remote controlled or made to repeat set actions and with the advent of machine learning they can be trained to respond in desired ways to certain input data through any sensor such as a cameras; thus the automation aspect.</text:p>
      <text:p text:style-name="Standard"/>
      <text:p text:style-name="Standard">The idea behind the project was to put together these two elements and test a growing list of functionality that would be required for a autonomous drone to be used for surveillance with facial recognition software. The Purpose of this project is to encourage future development of more small scale technologies for drone automation by showcasing the current capabilities of machine learning and computer vision techniques on an autonomous drone while highlighting the necessary software and hardware that would be required to further the field of development. Special attention is paid to face recognition because the use cases of drones drastically increases and the possible applications for human computer interactions also increase when the drones can recognise and thus respond in certain ways to a human being observed. The addition of biometric data allows drones to be more personalised while also serving general purposes.</text:p>
      <text:p text:style-name="Standard"/>
      <text:p text:style-name="Standard">Experiments were conducted in three different stages that allowed the testing of three key capabilities.</text:p>
      <text:p text:style-name="Standard">The first aim of the experiment was if face detection on the drone during flight was possible and reliable.</text:p>
      <text:p text:style-name="Standard">The second aim was to test if face recognition on the drone was consistent enough to be reliable</text:p>
      <text:soft-page-break/>
      <text:p text:style-name="Standard">The third and last aim was testing if beneficial autonomous actions could be created based on face detection.</text:p>
      <text:p text:style-name="Standard">Hypothesis:</text:p>
      <text:p text:style-name="Standard"/>
      <text:p text:style-name="Standard">It is predicted that the drone will be able to accomplish the goals of face detection and recognition in flight up to a certain height and angle as discovered in works by (Hei Jan et al in 2015). <text:s/>Given the consistent detection of a recognised face the drone will also be able to carry out objectives such as following a recognised face, keeping it within frame and looking around for a particular face.</text:p>
      <text:p text:style-name="Standard"/>
      <text:p text:style-name="Standard">Risk Assessment</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text:span text:style-name="T19">Risk items (Potential future problems derived from Brainstorming)</text:span></text:p>
          </table:table-cell>
          <table:table-cell table:style-name="TableCell20">
            <text:p text:style-name="P21"><text:span text:style-name="T22">Likelihood of Risk Item Occurring</text:span></text:p>
          </table:table-cell>
          <table:table-cell table:style-name="TableCell23">
            <text:p text:style-name="P24"><text:span text:style-name="T25">Impact to project if Risk item does occur</text:span></text:p>
          </table:table-cell>
          <table:table-cell table:style-name="TableCell26">
            <text:p text:style-name="P27"><text:span text:style-name="T28">Solution</text:span></text:p>
          </table:table-cell>
        </table:table-row>
        <table:table-row table:style-name="TableRow29">
          <table:table-cell table:style-name="TableCell30">
            <text:p text:style-name="P31"><text:span text:style-name="T32">Fail</text:span><text:span text:style-name="T33">ing</text:span><text:span text:style-name="T34"><text:s/>to get an autonomous drone</text:span><text:span text:style-name="T35"><text:s/>will mean there will be no physical artifact</text:span></text:p>
          </table:table-cell>
          <table:table-cell table:style-name="TableCell36">
            <text:p text:style-name="P37"><text:span text:style-name="T38">L:5, C:2</text:span></text:p>
          </table:table-cell>
          <table:table-cell table:style-name="TableCell39">
            <text:p text:style-name="P40"><text:span text:style-name="T41">The project will have to be entirely simulation based without a drone</text:span><text:span text:style-name="T42">. Some aspects of the project would be able to be demonstrated with a mobile phone.</text:span></text:p>
          </table:table-cell>
          <table:table-cell table:style-name="TableCell43">
            <text:p text:style-name="P44"><text:span text:style-name="T45">The project started off with<text:s/></text:span><text:span text:style-name="T46">using V</text:span><text:span text:style-name="T47">irtual machines</text:span><text:span text:style-name="T48"><text:s/>to simulate the raspberry pi<text:s/></text:span><text:span text:style-name="T49">which would be running the face recognition software. A mobile phone could then be used to</text:span><text:span text:style-name="T50"><text:s/>simulate the drone at different distances and heights</text:span><text:span text:style-name="T51"><text:s text:c="2"/></text:span></text:p>
          </table:table-cell>
        </table:table-row>
        <table:table-row table:style-name="TableRow52">
          <table:table-cell table:style-name="TableCell53">
            <text:p text:style-name="P54"><text:span text:style-name="T55">Fail</text:span><text:span text:style-name="T56">ing</text:span><text:span text:style-name="T57"><text:s/>to safely secure user data</text:span><text:span text:style-name="T58"><text:s/>on a storage device would mean the project cannot go on.</text:span></text:p>
          </table:table-cell>
          <table:table-cell table:style-name="TableCell59">
            <text:p text:style-name="P60"><text:span text:style-name="T61">L:2,</text:span><text:span text:style-name="T62"><text:s/></text:span><text:span text:style-name="T63">C:5</text:span></text:p>
          </table:table-cell>
          <table:table-cell table:style-name="TableCell64">
            <text:p text:style-name="P65"><text:span text:style-name="T66">The project will not be able to go on without secure encryption</text:span><text:span text:style-name="T67"><text:s/>or a safe method of ensuring unauthorised access to the user data at rest or during transit.</text:span></text:p>
          </table:table-cell>
          <table:table-cell table:style-name="TableCell68">
            <text:p text:style-name="P69"><text:span text:style-name="T70">The images</text:span><text:span text:style-name="T71"><text:s/>of targets</text:span><text:span text:style-name="T72"><text:s/>will</text:span><text:span text:style-name="T73"><text:s/>be</text:span><text:span text:style-name="T74"><text:s/>sent<text:s/></text:span><text:span text:style-name="T75">remotely<text:s/></text:span><text:span text:style-name="T76">via a secure port<text:s/></text:span><text:span text:style-name="T77">to the drone<text:s/></text:span><text:span text:style-name="T78">and then<text:s/></text:span><text:span text:style-name="T79">saved in an</text:span><text:span text:style-name="T80"><text:s/>encrypted</text:span><text:span text:style-name="T81"><text:s/>folder</text:span><text:span text:style-name="T82">.</text:span></text:p>
          </table:table-cell>
        </table:table-row>
        <table:table-row table:style-name="TableRow83">
          <table:table-cell table:style-name="TableCell84">
            <text:p text:style-name="P85"><text:span text:style-name="T86">Fail</text:span><text:span text:style-name="T87">ing</text:span><text:span text:style-name="T88"><text:s/>to compare other face recognition libraries</text:span><text:span text:style-name="T89"><text:s/>would make it difficult to justify the choice of using a particular face recognition algorithm.</text:span></text:p>
          </table:table-cell>
          <table:table-cell table:style-name="TableCell90">
            <text:p text:style-name="P91"><text:span text:style-name="T92">L:3,</text:span><text:span text:style-name="T93"><text:s/></text:span><text:span text:style-name="T94">L:2</text:span></text:p>
          </table:table-cell>
          <table:table-cell table:style-name="TableCell95">
            <text:p text:style-name="P96"><text:span text:style-name="T97">It is vital to test a range of facial recognition algorithms because</text:span><text:span text:style-name="T98"><text:s/>some are more lightweight than others, allowing them<text:s/></text:span><text:soft-page-break/><text:span text:style-name="T99">to run, smoother, faster or on devices with less storage.</text:span><text:span text:style-name="T100"><text:s/></text:span><text:span text:style-name="T101">In<text:s/></text:span><text:span text:style-name="T102">addition,</text:span><text:span text:style-name="T103"><text:s/>some algorithms will outperform others and this is important information to discuss.</text:span></text:p>
          </table:table-cell>
          <table:table-cell table:style-name="TableCell104">
            <text:p text:style-name="P105"><text:span text:style-name="T106">Ensuring that multiple face recognition algorithms are tested will make the</text:span><text:span text:style-name="T107"><text:s/>main objectives of implementing facial recognition into a<text:s/></text:span><text:soft-page-break/><text:span text:style-name="T108">drone<text:s/></text:span><text:span text:style-name="T109">more interesting to discuss while providing more functionality to the drone as some algorithms can be repurposed<text:s/></text:span></text:p>
          </table:table-cell>
        </table:table-row>
        <table:table-row table:style-name="TableRow110">
          <table:table-cell table:style-name="TableCell111">
            <text:p text:style-name="P112"><text:span text:style-name="T113">Fail</text:span><text:span text:style-name="T114">ing</text:span><text:span text:style-name="T115"><text:s/>to<text:s/></text:span><text:span text:style-name="T116">build a</text:span><text:span text:style-name="T117"><text:s/>raspberry pi<text:s/></text:span><text:span text:style-name="T118">drone<text:s/></text:span><text:span text:style-name="T119">but<text:s/></text:span><text:span text:style-name="T120">acquiring a</text:span><text:span text:style-name="T121"><text:s/>suitable drone</text:span><text:span text:style-name="T122"><text:s/>will mean a smaller budget will suffice however the project scope will be limited to the capabilities of the drone.</text:span></text:p>
          </table:table-cell>
          <table:table-cell table:style-name="TableCell123">
            <text:p text:style-name="P124"><text:span text:style-name="T125">L:5, C:1</text:span></text:p>
          </table:table-cell>
          <table:table-cell table:style-name="TableCell126">
            <text:p text:style-name="P127"><text:span text:style-name="T128">Without a raspberry pi</text:span><text:span text:style-name="T129"><text:s/>or drone</text:span><text:span text:style-name="T130"><text:s/>the project</text:span><text:span text:style-name="T131"><text:s/>was originally going to be</text:span><text:span text:style-name="T132"><text:s/></text:span><text:span text:style-name="T133">carried out</text:span><text:span text:style-name="T134"><text:s/>with V</text:span><text:span text:style-name="T135">irtual<text:s/></text:span><text:span text:style-name="T136">M</text:span><text:span text:style-name="T137">achines to simulate the remote communication between a drone and control device.</text:span></text:p>
          </table:table-cell>
          <table:table-cell table:style-name="TableCell138">
            <text:p text:style-name="P139"><text:span text:style-name="T140">The end solution was to purchase a drone rather than building one because while building one would allow the selection of task specific hardware that are required on all autonomous vehicles, it would have required a larger budget, required more time on the building aspect and less to the implementation of face recognition and autonomous navigation, the key objectives of the project.</text:span></text:p>
          </table:table-cell>
        </table:table-row>
      </table:table>
      <text:p text:style-name="Standard">L: Likelihood, C: Consequence, high numbers mean more likel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tephen Rerri-Bekibele (16663359)</dc:creator>
    <meta:creation-date>2022-09-15T09:12:00Z</meta:creation-date>
    <dc:date>2022-09-15T21:06:00Z</dc:date>
    <meta:template xlink:href="Normal.dotm" xlink:type="simple"/>
    <meta:editing-cycles>15</meta:editing-cycles>
    <meta:editing-duration>PT32640S</meta:editing-duration>
    <meta:document-statistic meta:page-count="3" meta:paragraph-count="11" meta:word-count="880" meta:character-count="5885" meta:row-count="41" meta:non-whitespace-character-count="5016"/>
  </office:meta>
</office:document-meta>
</file>